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 style:data-style-name="N81">
      <style:table-cell-properties fo:border="0.74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</table:table-row>
        <table:table-row table:style-name="ro1">
          <table:table-cell office:value-type="float" office:value="-0.00298631367450236" calcext:value-type="float">
            <text:p>-0.00298631367450236</text:p>
          </table:table-cell>
          <table:table-cell office:value-type="float" office:value="0.0155966032603578" calcext:value-type="float">
            <text:p>0.0155966032603578</text:p>
          </table:table-cell>
          <table:table-cell table:style-name="ce1" office:value-type="float" office:value="1.29967027969222" calcext:value-type="float">
            <text:p>1.29967027969222</text:p>
          </table:table-cell>
          <table:table-cell table:style-name="ce1" office:value-type="float" office:value="0.701587881548522" calcext:value-type="float">
            <text:p>0.701587881548522</text:p>
          </table:table-cell>
        </table:table-row>
        <table:table-row table:style-name="ro1">
          <table:table-cell office:value-type="string" calcext:value-type="string">
            <text:p>risk1</text:p>
          </table:table-cell>
          <table:table-cell office:value-type="string" calcext:value-type="string">
            <text:p>risk2</text:p>
          </table:table-cell>
          <table:table-cell table:style-name="ce1" office:value-type="string" calcext:value-type="string">
            <text:p>risk</text:p>
          </table:table-cell>
          <table:table-cell/>
        </table:table-row>
        <table:table-row table:style-name="ro1">
          <table:table-cell office:value-type="float" office:value="0.0250464483262804" calcext:value-type="float">
            <text:p>0.0250464483262804</text:p>
          </table:table-cell>
          <table:table-cell office:value-type="float" office:value="0.00156462448629125" calcext:value-type="float">
            <text:p>0.00156462448629125</text:p>
          </table:table-cell>
          <table:table-cell table:style-name="ce1" office:value-type="float" office:value="0.000969286782905904" calcext:value-type="float">
            <text:p>0.000969286782905904</text:p>
          </table:table-cell>
          <table:table-cell/>
        </table:table-row>
        <table:table-row table:style-name="ro1">
          <table:table-cell office:value-type="string" calcext:value-type="string">
            <text:p>R.mean</text:p>
          </table:table-cell>
          <table:table-cell office:value-type="string" calcext:value-type="string">
            <text:p>Cov</text:p>
          </table:table-cell>
          <table:table-cell table:number-columns-repeated="2"/>
        </table:table-row>
        <table:table-row table:style-name="ro1">
          <table:table-cell office:value-type="float" office:value="0.0446283361599215" calcext:value-type="float">
            <text:p>0.0446283361599215</text:p>
          </table:table-cell>
          <table:table-cell table:style-name="ce4" office:value-type="float" office:value="0.00000000000094213887" calcext:value-type="float">
            <text:p>9.42E-13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float" office:value="55.8786947341345" calcext:value-type="float">
            <text:p>55.8786947341345</text:p>
          </table:table-cell>
          <table:table-cell office:value-type="float" office:value="-54.8786947341345" calcext:value-type="float">
            <text:p>-54.8786947341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</text:p>
          </table:table-cell>
          <table:table-cell table:formula="of:=([.B14]^ 2 * [.C4] + [.B15])" office:value-type="float" office:value="84.0464072139275" calcext:value-type="float">
            <text:p>84.0464072139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</text:p>
          </table:table-cell>
          <table:table-cell table:formula="of:=([.A12] * [.C2] + [.B12] * [.D2])" office:value-type="float" office:value="34.1216516332793" calcext:value-type="float">
            <text:p>34.1216516332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table:formula="of:=([.A12]^2 * [.A4] + [.B12]^2 * [.B4] + 2 * [.A12] *[.B12] * [.B6])" office:value-type="float" office:value="82.9178791065195" calcext:value-type="float">
            <text:p>82.9178791065195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nstraints</text:p>
          </table:table-cell>
          <table:table-cell table:style-name="ce2"/>
          <table:table-cell table:number-columns-repeated="2"/>
        </table:table-row>
        <table:table-row table:style-name="ro1">
          <table:table-cell table:formula="of:=ABS([.A12] + [.B1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([.A12] * ([.A2] + [.C2] * [.A6]) + [.B12] * ([.B2] + [.D2] * [.A6]))" office:value-type="float" office:value="0.500000000009252" calcext:value-type="float">
            <text:p>0.50000000000925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20:04:51.5812868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9T19:32:49.699523894</meta:creation-date>
    <dc:date>2022-03-09T20:28:10.021451955</dc:date>
    <meta:editing-duration>PT18M9S</meta:editing-duration>
    <meta:editing-cycles>3</meta:editing-cycles>
    <meta:generator>LibreOffice/7.3.0.3$Linux_X86_64 LibreOffice_project/30$Build-3</meta:generator>
    <meta:document-statistic meta:table-count="1" meta:cell-count="33" meta:object-count="0"/>
  </office:meta>
</office:document-meta>
</file>